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loext:contextual-spacing="false" fo:line-height="160%" fo:text-align="start" style:justify-single-word="false" fo:orphans="2" fo:widows="2" fo:text-indent="0in" style:auto-text-indent="false" fo:padding="0in" fo:border="none"/>
      <style:text-properties fo:color="#1c1c1c" fo:font-size="14pt" fo:font-weight="bold" officeooo:rsid="000460c0" officeooo:paragraph-rsid="000460c0" style:font-size-asian="14pt" style:font-weight-asian="bold" style:font-size-complex="14pt" style:font-weight-complex="bold"/>
    </style:style>
    <style:style style:name="P2" style:family="paragraph" style:parent-style-name="Text_20_body" style:list-style-name="L1">
      <style:paragraph-properties fo:margin-top="0in" fo:margin-bottom="0.1665in" loext:contextual-spacing="false" fo:line-height="160%" fo:text-align="start" style:justify-single-word="false" fo:orphans="2" fo:widows="2" fo:padding="0in" fo:border="none"/>
      <style:text-properties fo:color="#1c1c1c" fo:font-size="14pt" fo:font-weight="normal" officeooo:rsid="000460c0" officeooo:paragraph-rsid="000460c0" style:font-size-asian="14pt" style:font-weight-asian="normal" style:font-size-complex="14pt" style:font-weight-complex="normal"/>
    </style:style>
    <style:style style:name="P3" style:family="paragraph" style:parent-style-name="Text_20_body" style:list-style-name="L1">
      <style:paragraph-properties fo:margin-top="0in" fo:margin-bottom="0.1665in" loext:contextual-spacing="false" fo:line-height="160%" fo:text-align="start" style:justify-single-word="false" fo:orphans="2" fo:widows="2" fo:padding="0in" fo:border="none"/>
      <style:text-properties fo:color="#1c1c1c" fo:font-size="14pt" fo:font-weight="normal" officeooo:rsid="000460c0" officeooo:paragraph-rsid="0006a100" style:font-size-asian="14pt" style:font-weight-asian="normal" style:font-size-complex="14pt" style:font-weight-complex="normal"/>
    </style:style>
    <style:style style:name="P4" style:family="paragraph" style:parent-style-name="Text_20_body" style:list-style-name="L1">
      <style:paragraph-properties fo:margin-top="0in" fo:margin-bottom="0.1665in" loext:contextual-spacing="false" fo:line-height="160%" fo:text-align="start" style:justify-single-word="false" fo:orphans="2" fo:widows="2" fo:padding="0in" fo:border="none"/>
      <style:text-properties fo:color="#1c1c1c" fo:font-size="14pt" fo:font-weight="normal" officeooo:rsid="00059cbd" officeooo:paragraph-rsid="0006a100" style:font-size-asian="14pt" style:font-weight-asian="normal" style:font-size-complex="14pt" style:font-weight-complex="normal"/>
    </style:style>
    <style:style style:name="P5" style:family="paragraph" style:parent-style-name="Text_20_body" style:list-style-name="L1">
      <style:paragraph-properties fo:margin-top="0in" fo:margin-bottom="0.1665in" loext:contextual-spacing="false" fo:line-height="160%" fo:text-align="start" style:justify-single-word="false" fo:orphans="2" fo:widows="2" fo:padding="0in" fo:border="none"/>
      <style:text-properties fo:color="#1c1c1c" fo:font-size="14pt" fo:font-weight="normal" officeooo:rsid="0006a100" officeooo:paragraph-rsid="0006a100" style:font-size-asian="14pt" style:font-weight-asian="normal" style:font-size-complex="14pt" style:font-weight-complex="normal"/>
    </style:style>
    <style:style style:name="P6" style:family="paragraph" style:parent-style-name="Text_20_body" style:list-style-name="L1">
      <style:paragraph-properties fo:margin-top="0in" fo:margin-bottom="0.1665in" loext:contextual-spacing="false" fo:line-height="160%" fo:text-align="start" style:justify-single-word="false" fo:orphans="2" fo:widows="2" fo:padding="0in" fo:border="none"/>
      <style:text-properties fo:color="#1c1c1c" fo:font-size="14pt" fo:font-weight="normal" officeooo:rsid="000705ee" officeooo:paragraph-rsid="000705ee" style:font-size-asian="14pt" style:font-weight-asian="normal" style:font-size-complex="14pt" style:font-weight-complex="normal"/>
    </style:style>
    <style:style style:name="T1" style:family="text">
      <style:text-properties fo:color="#ef413d"/>
    </style:style>
    <style:style style:name="T2" style:family="text">
      <style:text-properties fo:color="#ef413d" officeooo:rsid="0006a100"/>
    </style:style>
    <style:style style:name="T3" style:family="text">
      <style:text-properties fo:color="#ef413d" officeooo:rsid="000705ee"/>
    </style:style>
    <style:style style:name="T4" style:family="text">
      <style:text-properties fo:color="#ef413d" style:text-underline-style="solid" style:text-underline-width="auto" style:text-underline-color="font-color"/>
    </style:style>
    <style:style style:name="T5" style:family="text">
      <style:text-properties officeooo:rsid="000460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"/>TO-DO List</text:p>
      <text:list xml:id="list2732179795" text:style-name="L1">
        <text:list-item>
          <text:p text:style-name="P2">The fusc Fuction-Part2 <text:span text:style-name="T2">(complete and add gitHub)</text:span><text:line-break/>https://www.codewars.com/kata/the-fusc-function-part-2</text:p>
        </text:list-item>
        <text:list-item>
          <text:p text:style-name="P3">Java Functional Programming Part4 (Streams and Functional Interfaces)<text:line-break/> <text:span text:style-name="T2">(complete and add gitHub)</text:span><text:line-break/><text:a xlink:type="simple" xlink:href="https://www.codewars.com/kata/java-functional-programming-part-4-row-row-row-your-boat-gently-down-the-dot-dot-dot" text:style-name="Internet_20_link" text:visited-style-name="Visited_20_Internet_20_Link">https://www.codewars.com/kata/java-functional-programming-part-4-row-row-row-your-boat-gently-down-the-dot-dot-dot</text:a></text:p>
        </text:list-item>
        <text:list-item>
          <text:p text:style-name="P4">Convex Hull Area<text:line-break/><text:span text:style-name="T5"> </text:span><text:span text:style-name="T2">(find a formula to select right points, complete method by using area formula for polygons and add gitHub)</text:span><text:line-break/><text:a xlink:type="simple" xlink:href="https://www.codewars.com/kata/convex-hull-area" text:style-name="Internet_20_link" text:visited-style-name="Visited_20_Internet_20_Link">https://www.codewars.com/kata/convex-hull-area</text:a></text:p>
        </text:list-item>
        <text:list-item>
          <text:p text:style-name="P5">Total Increasing and Decreasing Numbers up to a power of 10<text:line-break/><text:span text:style-name="T1">(first version is com</text:span><text:span text:style-name="T3">p</text:span><text:span text:style-name="T1">leted but find an algorithm to run method faster (runnig time should be less than 16000ms) complete the tests and add gitHub)</text:span><text:line-break/><text:a xlink:type="simple" xlink:href="https://www.codewars.com/kata/total-increasing-or-decreasing-numbers-up-to-a-power-of-10" text:style-name="Internet_20_link" text:visited-style-name="Visited_20_Internet_20_Link">https://www.codewars.com/kata/total-increasing-or-decreasing-numbers-up-to-a-power-of-10</text:a></text:p>
        </text:list-item>
        <text:list-item>
          <text:p text:style-name="P6">How many numbers III<text:line-break/><text:span text:style-name="T2">(</text:span><text:span text:style-name="T4">simple tests are passed</text:span><text:span text:style-name="T2"> but find an algorithm to run method faster (runnig time should be less than 16000ms) complete the tests and add gitHub)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20:52:56.315083556</meta:creation-date>
    <dc:date>2019-01-23T19:59:33.673114895</dc:date>
    <meta:editing-duration>PT52M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16" meta:character-count="972" meta:non-whitespace-character-count="859"/>
  </office:meta>
</office:document-meta>
</file>